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unction calculatePercentage(number, totalAmount) {</text:p>
      <text:p text:style-name="Standard"><text:s text:c="4"/>// Check if the total amount is zero to avoid division by zero</text:p>
      <text:p text:style-name="Standard"><text:s text:c="4"/>if (totalAmount === 0) {</text:p>
      <text:p text:style-name="Standard"><text:s text:c="8"/>return "Total amount cannot be zero.";</text:p>
      <text:p text:style-name="Standard"><text:s text:c="4"/>}</text:p>
      <text:p text:style-name="Standard"/>
      <text:p text:style-name="Standard"><text:s text:c="4"/>// Calculate the percentage</text:p>
      <text:p text:style-name="Standard"><text:s text:c="4"/>const percentage = (number / totalAmount) * 100;</text:p>
      <text:p text:style-name="Standard"/>
      <text:p text:style-name="Standard"><text:s text:c="4"/>return percentage;</text:p>
      <text:p text:style-name="Standard">}</text:p>
      <text:p text:style-name="Standard"/>
      <text:p text:style-name="Standard">// Example usage:</text:p>
      <text:p text:style-name="Standard">const totalAmount = 1000; // Replace with your desired total amount</text:p>
      <text:p text:style-name="Standard">const number = 250; // Replace with your desired number</text:p>
      <text:p text:style-name="Standard">const result = calculatePercentage(number, totalAmount);</text:p>
      <text:p text:style-name="Standard"/>
      <text:p text:style-name="Standard">console.log(`${number} is ${result}% of ${totalAmount}`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2:43:39.883885674</meta:creation-date>
    <dc:date>2023-09-27T12:43:57.799496757</dc:date>
    <meta:editing-duration>PT19S</meta:editing-duration>
    <meta:editing-cycles>1</meta:editing-cycles>
    <meta:document-statistic meta:table-count="0" meta:image-count="0" meta:object-count="0" meta:page-count="1" meta:paragraph-count="14" meta:word-count="78" meta:character-count="554" meta:non-whitespace-character-count="458"/>
    <meta:generator>LibreOffice/7.3.7.2$Linux_X86_64 LibreOffice_project/30$Build-2</meta:generator>
  </office:meta>
</office:document-meta>
</file>